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gradient-name="Tango_20_Yellow" draw:gradient-step-count="0" draw:textarea-horizontal-align="justify" draw:textarea-vertical-align="middle" draw:auto-grow-height="false" fo:min-height="0.508cm" fo:min-width="0.258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-color="#000000" draw:textarea-horizontal-align="justify" draw:textarea-vertical-align="middle" draw:auto-grow-height="false" fo:min-height="0.176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-color="#000000" draw:textarea-horizontal-align="justify" draw:textarea-vertical-align="middle" draw:auto-grow-height="false" fo:min-height="0.081cm" fo:min-width="0cm" fo:padding-top="0.142cm" fo:padding-bottom="0.142cm" fo:padding-left="0.267cm" fo:padding-right="0.267cm"/>
    </style:style>
    <style:style style:name="P1" style:family="paragraph">
      <loext:graphic-properties draw:fill="gradient" draw:fill-gradient-name="Tango_20_Yellow" draw:gradient-step-count="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18cm" svg:height="1.118cm" svg:x="0.241cm" svg:y="0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51cm" svg:height="0.102cm" svg:x="0.775cm" svg:y="0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102cm" svg:height="0.055cm" svg:x="1.194cm" svg:y="0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51cm" svg:height="0.102cm" svg:x="0.775cm" svg:y="1.1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102cm" svg:height="0.055cm" svg:x="0.305cm" svg:y="0.7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51cm" svg:height="0.46cm" draw:transform="rotate (-0.839677903134472) translate (0.811cm 0.496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051cm" svg:height="0.369cm" draw:transform="rotate (-0.678584013175395) translate (1.015cm 0.53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8-04-21T17:08:33.101554618</dc:date>
    <meta:editing-duration>P1DT6H24M48S</meta:editing-duration>
    <meta:editing-cycles>63</meta:editing-cycles>
    <meta:generator>LibreOffice/6.0.3.2$Linux_X86_64 LibreOffice_project/00m0$Build-2</meta:generator>
    <meta:document-statistic meta:object-count="7"/>
  </office:meta>
</office:document-meta>
</file>